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end="Symmetric_20_Arrow" draw:marker-end-width="0.305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P7" style:family="paragraph">
      <style:paragraph-properties fo:margin-left="0cm" fo:margin-right="0cm" fo:text-align="center" fo:text-indent="0cm"/>
      <style:text-properties fo:font-size="13pt" fo:font-weight="bold"/>
    </style:style>
    <style:style style:name="T1" style:family="text">
      <style:text-properties fo:font-size="18pt"/>
    </style:style>
    <style:style style:name="T2" style:family="text">
      <style:text-properties fo:font-size="13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nal Architecture</text:p>
          </draw:text-box>
        </draw:frame>
        <draw:rect draw:style-name="gr1" draw:text-style-name="P3" draw:layer="layout" svg:width="6.35cm" svg:height="1.27cm" svg:x="18.415cm" svg:y="6.985cm">
          <text:p text:style-name="P2"><text:span text:style-name="T1">Parser</text:span></text:p>
        </draw:rect>
        <draw:rect draw:style-name="gr1" draw:text-style-name="P3" draw:layer="layout" svg:width="6.35cm" svg:height="1.27cm" svg:x="18.415cm" svg:y="5.08cm">
          <text:p text:style-name="P2"><text:span text:style-name="T1">Tokenizer</text:span></text:p>
        </draw:rect>
        <draw:rect draw:style-name="gr1" draw:text-style-name="P3" draw:layer="layout" svg:width="6.35cm" svg:height="1.27cm" svg:x="18.415cm" svg:y="8.89cm">
          <text:p text:style-name="P2"><text:span text:style-name="T1">Code Generator</text:span></text:p>
        </draw:rect>
        <draw:rect draw:style-name="gr1" draw:text-style-name="P3" draw:layer="layout" svg:width="6.35cm" svg:height="1.27cm" svg:x="18.415cm" svg:y="10.795cm">
          <text:p text:style-name="P2"><text:span text:style-name="T1">Virtual Machine</text:span></text:p>
        </draw:rect>
        <draw:rect draw:style-name="gr1" draw:text-style-name="P3" draw:layer="layout" svg:width="6.35cm" svg:height="1.27cm" svg:x="18.415cm" svg:y="12.7cm">
          <text:p text:style-name="P2"><text:span text:style-name="T1">B-Tree</text:span></text:p>
        </draw:rect>
        <draw:rect draw:style-name="gr1" draw:text-style-name="P3" draw:layer="layout" svg:width="6.35cm" svg:height="1.27cm" svg:x="18.415cm" svg:y="14.605cm">
          <text:p text:style-name="P2"><text:span text:style-name="T1">Pager</text:span></text:p>
        </draw:rect>
        <draw:rect draw:style-name="gr1" draw:text-style-name="P3" draw:layer="layout" svg:width="6.35cm" svg:height="1.27cm" svg:x="18.415cm" svg:y="16.51cm">
          <text:p text:style-name="P2"><text:span text:style-name="T1">OS Interface</text:span></text:p>
        </draw:rect>
        <draw:line draw:style-name="gr2" draw:text-style-name="P4" draw:layer="layout" svg:x1="21.59cm" svg:y1="6.35cm" svg:x2="21.59cm" svg:y2="6.985cm">
          <text:p text:style-name="P1"/>
        </draw:line>
        <draw:line draw:style-name="gr2" draw:text-style-name="P4" draw:layer="layout" svg:x1="21.59cm" svg:y1="8.255cm" svg:x2="21.59cm" svg:y2="8.89cm">
          <text:p text:style-name="P1"/>
        </draw:line>
        <draw:line draw:style-name="gr2" draw:text-style-name="P4" draw:layer="layout" svg:x1="21.59cm" svg:y1="10.16cm" svg:x2="21.59cm" svg:y2="10.795cm">
          <text:p text:style-name="P1"/>
        </draw:line>
        <draw:line draw:style-name="gr2" draw:text-style-name="P4" draw:layer="layout" svg:x1="21.59cm" svg:y1="12.065cm" svg:x2="21.59cm" svg:y2="12.7cm">
          <text:p text:style-name="P1"/>
        </draw:line>
        <draw:line draw:style-name="gr2" draw:text-style-name="P4" draw:layer="layout" svg:x1="21.59cm" svg:y1="13.97cm" svg:x2="21.59cm" svg:y2="14.605cm">
          <text:p text:style-name="P1"/>
        </draw:line>
        <draw:line draw:style-name="gr2" draw:text-style-name="P4" draw:layer="layout" svg:x1="21.59cm" svg:y1="15.875cm" svg:x2="21.59cm" svg:y2="16.51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nal Architecture</text:p>
          </draw:text-box>
        </draw:frame>
        <draw:rect draw:style-name="gr1" draw:text-style-name="P3" draw:layer="layout" svg:width="6.35cm" svg:height="1.27cm" svg:x="18.415cm" svg:y="6.985cm">
          <text:p text:style-name="P2"><text:span text:style-name="T1">Parser</text:span></text:p>
        </draw:rect>
        <draw:rect draw:style-name="gr1" draw:text-style-name="P3" draw:layer="layout" svg:width="6.35cm" svg:height="1.27cm" svg:x="18.415cm" svg:y="5.08cm">
          <text:p text:style-name="P2"><text:span text:style-name="T1">Tokenizer</text:span></text:p>
        </draw:rect>
        <draw:rect draw:style-name="gr1" draw:text-style-name="P3" draw:layer="layout" svg:width="6.35cm" svg:height="1.27cm" svg:x="18.415cm" svg:y="8.89cm">
          <text:p text:style-name="P2"><text:span text:style-name="T1">Code Generator</text:span></text:p>
        </draw:rect>
        <draw:rect draw:style-name="gr1" draw:text-style-name="P3" draw:layer="layout" svg:width="6.35cm" svg:height="1.27cm" svg:x="18.415cm" svg:y="10.795cm">
          <text:p text:style-name="P2"><text:span text:style-name="T1">Virtual Machine</text:span></text:p>
        </draw:rect>
        <draw:rect draw:style-name="gr1" draw:text-style-name="P3" draw:layer="layout" svg:width="6.35cm" svg:height="1.27cm" svg:x="18.415cm" svg:y="12.7cm">
          <text:p text:style-name="P2"><text:span text:style-name="T1">B-Tree</text:span></text:p>
        </draw:rect>
        <draw:rect draw:style-name="gr1" draw:text-style-name="P3" draw:layer="layout" svg:width="6.35cm" svg:height="1.27cm" svg:x="18.415cm" svg:y="14.605cm">
          <text:p text:style-name="P2"><text:span text:style-name="T1">Pager</text:span></text:p>
        </draw:rect>
        <draw:rect draw:style-name="gr1" draw:text-style-name="P7" draw:layer="layout" svg:width="2.874cm" svg:height="1.27cm" svg:x="21.891cm" svg:y="16.51cm">
          <text:p text:style-name="P6"><text:span text:style-name="T2">OS interface</text:span></text:p>
        </draw:rect>
        <draw:line draw:style-name="gr2" draw:text-style-name="P4" draw:layer="layout" svg:x1="21.59cm" svg:y1="6.35cm" svg:x2="21.59cm" svg:y2="6.985cm">
          <text:p text:style-name="P1"/>
        </draw:line>
        <draw:line draw:style-name="gr2" draw:text-style-name="P4" draw:layer="layout" svg:x1="21.59cm" svg:y1="8.255cm" svg:x2="21.59cm" svg:y2="8.89cm">
          <text:p text:style-name="P1"/>
        </draw:line>
        <draw:line draw:style-name="gr2" draw:text-style-name="P4" draw:layer="layout" svg:x1="21.59cm" svg:y1="10.16cm" svg:x2="21.59cm" svg:y2="10.795cm">
          <text:p text:style-name="P1"/>
        </draw:line>
        <draw:line draw:style-name="gr2" draw:text-style-name="P4" draw:layer="layout" svg:x1="21.59cm" svg:y1="12.065cm" svg:x2="21.59cm" svg:y2="12.7cm">
          <text:p text:style-name="P1"/>
        </draw:line>
        <draw:path draw:style-name="gr2" draw:text-style-name="P4" draw:layer="layout" svg:width="1.859cm" svg:height="0.822cm" draw:transform="rotate (-2.69356663460353) translate (21.723cm 14.218cm)" svg:viewBox="0 0 1860 823" svg:d="m0 277 48-101c363-753 1398 1189 1712 493l99-219">
          <text:p text:style-name="P1"/>
        </draw:path>
        <draw:line draw:style-name="gr2" draw:text-style-name="P4" draw:layer="layout" svg:x1="23.304cm" svg:y1="15.875cm" svg:x2="23.304cm" svg:y2="16.51cm">
          <text:p text:style-name="P1"/>
        </draw:line>
        <draw:rect draw:style-name="gr1" draw:text-style-name="P3" draw:layer="layout" svg:width="2.874cm" svg:height="1.27cm" svg:x="18.422cm" svg:y="16.51cm">
          <text:p text:style-name="P2"><text:span text:style-name="T1">ZIPVFS</text:span></text:p>
        </draw:rect>
        <draw:line draw:style-name="gr2" draw:text-style-name="P4" draw:layer="layout" svg:x1="19.875cm" svg:y1="15.876cm" svg:x2="19.875cm" svg:y2="16.511cm">
          <text:p text:style-name="P1"/>
        </draw:line>
        <draw:path draw:style-name="gr4" draw:text-style-name="P4" draw:layer="layout" svg:width="6.335cm" svg:height="4.312cm" draw:transform="rotate (0.746302788152634) translate (19.55cm 17.745cm)" svg:viewBox="0 0 6336 4313" svg:d="m223 264-124 133c-182 237-115 722 206 1020s2639 2757 3450 2891c602 113 2608-2056 2580-2771 17-733-947-1802-1264-1477l-181 186">
          <text:p text:style-name="P1"/>
        </draw:path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11-01-11T20:37:53</meta:creation-date>
    <dc:date>2011-01-12T14:44:11</dc:date>
    <dc:language>en-US</dc:language>
    <meta:editing-cycles>4</meta:editing-cycles>
    <meta:editing-duration>PT27M0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